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</office:automatic-styles>
  <office:body>
    <office:text text:use-soft-page-breaks="true">
      <text:p text:style-name="P1">Good afternoon, Mr Choi,</text:p>
      <text:p text:style-name="P2">I would like to explain about the Young In Chrozen GC for FAME Analysis that I am installing right now.<text:s/>This morning when I tried to run the standard,<text:s/>I set the<text:s/>FID<text:s/>H2 flow rate to 40ml/min but after the detector on the H2 Flow constantly dropped. After 10 min sample analysis the H2 flow dropped to 37ml/min and after 20 min dropped to 36ml/min.<text:s/>after 40 min of running the H2 flow dropped to 32. <text:s/>And the GC will not be ready for the next injection since the FID H2 Flow is continuously dropped.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C01</meta:initial-creator>
    <dc:creator>PC01</dc:creator>
    <meta:creation-date>2025-08-04T04:29:00Z</meta:creation-date>
    <dc:date>2025-08-06T01:44:00Z</dc:date>
    <meta:template xlink:href="Normal" xlink:type="simple"/>
    <meta:editing-cycles>2</meta:editing-cycles>
    <meta:editing-duration>PT162900S</meta:editing-duration>
    <meta:document-statistic meta:page-count="1" meta:paragraph-count="1" meta:word-count="78" meta:character-count="523" meta:row-count="3" meta:non-whitespace-character-count="446"/>
  </office:meta>
</office:document-meta>
</file>